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7.3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5.2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2.1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2.8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3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0.8cm" svg:x="15.6cm" svg:y="2.2cm">
          <text:p text:style-name="P1">Upload/Edit/Download doc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0.8cm" svg:x="0.5cm" svg:y="2.2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1cm" svg:x2="2.4cm" svg:y2="2.2cm">
          <text:p/>
        </draw:line>
        <draw:line draw:style-name="gr4" draw:text-style-name="P3" draw:layer="layout" svg:x1="17.6cm" svg:y1="1.6cm" svg:x2="19.8cm" svg:y2="2.2cm">
          <text:p/>
        </draw:line>
        <draw:line draw:style-name="gr5" draw:text-style-name="P3" draw:layer="layout" svg:x1="21cm" svg:y1="11.6cm" svg:x2="24.8cm" svg:y2="8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0.8cm" svg:x="4.3cm" svg:y="9.4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0.8cm" svg:x="13cm" svg:y="2.2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cm" svg:y1="1.6cm" svg:x2="14cm" svg:y2="2.2cm">
          <text:p/>
        </draw:line>
        <draw:custom-shape draw:style-name="gr14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2cm" svg:y1="11.6cm" svg:x2="11.4cm" svg:y2="5.2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6cm" svg:y="7.2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5.6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8cm" svg:y1="1.6cm" svg:x2="8.8cm" svg:y2="2.2cm">
          <text:p/>
        </draw:line>
        <draw:custom-shape draw:style-name="gr23" draw:text-style-name="P2" draw:layer="layout" svg:width="2.6cm" svg:height="0.8cm" svg:x="8cm" svg:y="2.2cm">
          <text:p text:style-name="P1">Regis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4cm" svg:y1="1.4cm" svg:x2="6.7cm" svg:y2="2.2cm">
          <text:p/>
        </draw:line>
        <draw:custom-shape draw:style-name="gr24" draw:text-style-name="P2" draw:layer="layout" svg:width="3.3cm" svg:height="1cm" svg:x="8.1cm" svg:y="4.2cm">
          <text:p text:style-name="P1">Hash+sal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9.2cm" svg:y1="3cm" svg:x2="9.4cm" svg:y2="4.2cm">
          <text:p/>
        </draw:line>
        <draw:line draw:style-name="gr5" draw:text-style-name="P3" draw:layer="layout" svg:x1="7.126cm" svg:y1="3cm" svg:x2="8.6cm" svg:y2="4.2cm">
          <text:p/>
        </draw:line>
        <draw:line draw:style-name="gr5" draw:text-style-name="P3" draw:layer="layout" svg:x1="10cm" svg:y1="9.4cm" svg:x2="13.8cm" svg:y2="3cm">
          <text:p/>
        </draw:line>
        <draw:line draw:style-name="gr5" draw:text-style-name="P3" draw:layer="layout" svg:x1="16cm" svg:y1="12.801cm" svg:x2="15cm" svg:y2="12.801cm">
          <text:p/>
        </draw:line>
        <draw:custom-shape draw:style-name="gr25" draw:text-style-name="P2" draw:layer="layout" svg:width="3.8cm" svg:height="0.8cm" svg:x="11.2cm" svg:y="12.4cm">
          <text:p text:style-name="P1">XML 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01cm" svg:y1="12.801cm" svg:x2="9.932cm" svg:y2="12.8cm">
          <text:p/>
        </draw:line>
        <draw:line draw:style-name="gr5" draw:text-style-name="P3" draw:layer="layout" svg:x1="1.2cm" svg:y1="3cm" svg:x2="4.332cm" svg:y2="11.6cm">
          <text:p/>
        </draw:line>
        <draw:line draw:style-name="gr8" draw:text-style-name="P1" draw:layer="layout" svg:x1="18.6cm" svg:y1="11.4cm" svg:x2="17.8cm" svg:y2="3cm">
          <text:p/>
        </draw:line>
        <draw:line draw:style-name="gr5" draw:text-style-name="P3" draw:layer="layout" svg:x1="7.2cm" svg:y1="11.6cm" svg:x2="7.2cm" svg:y2="10.2cm">
          <text:p/>
        </draw:lin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2T12:58:06.729040305</dc:date>
    <meta:editing-duration>PT20M34S</meta:editing-duration>
    <meta:editing-cycles>6</meta:editing-cycles>
    <meta:generator>LibreOffice/5.1.4.2$Linux_X86_64 LibreOffice_project/10m0$Build-2</meta:generator>
    <meta:document-statistic meta:object-count="70"/>
  </office:meta>
</office:document-meta>
</file>